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7f0" officeooo:paragraph-rsid="000d57f0"/>
    </style:style>
    <style:style style:name="T1" style:family="text">
      <style:text-properties officeooo:rsid="000e6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 <text:span text:style-name="T1">odt</text:span>-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40:55.258979455</meta:creation-date>
    <dc:date>2019-04-04T15:45:21.230455466</dc:date>
    <meta:editing-duration>PT4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4" meta:non-whitespace-character-count="22"/>
  </office:meta>
</office:document-meta>
</file>